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paragraph-rsid="001b3f85"/>
    </style:style>
    <style:style style:name="T1" style:family="text">
      <style:text-properties officeooo:rsid="001b3f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ities:</text:p>
      <text:p text:style-name="Standard"/>
      <text:p text:style-name="Standard">Create only 1 entity for different roles.</text:p>
      <text:p text:style-name="Standard"/>
      <text:p text:style-name="Standard">Create 1 entity for Appointment.</text:p>
      <text:p text:style-name="Standard"/>
      <text:p text:style-name="P1">Role-Based Entity Creation:</text:p>
      <text:p text:style-name="Standard"/>
      <text:p text:style-name="Standard">When creating a role, the first page should feature a dropdown menu for role selection.</text:p>
      <text:p text:style-name="Standard"/>
      <text:p text:style-name="P2">Depending on the selected role (consultant or student), the corresponding signup page should be displayed.</text:p>
      <text:p text:style-name="Standard"/>
      <text:p text:style-name="P1">Spring Security Implementation:</text:p>
      <text:p text:style-name="Standard"/>
      <text:p text:style-name="Standard"><text:span text:style-name="T1">1. </text:span>Implement Spring Security with two roles: 'Consultant' and 'Student'.</text:p>
      <text:p text:style-name="Standard"><text:span text:style-name="T1">2. </text:span>Ensure that students cannot access Admin functionalities.</text:p>
      <text:p text:style-name="Standard"><text:span text:style-name="T1">3. </text:span>Ensure all values are dynamic.</text:p>
      <text:p text:style-name="Standard"/>
      <text:p text:style-name="P1">Functionality:</text:p>
      <text:p text:style-name="Standard">4. Students can update their own passwords and also update Consultant profiles.</text:p>
      <text:p text:style-name="Standard"/>
      <text:p text:style-name="Standard">Consultants should have access to all data of both Consultants and students, whereas students should only have access to available Consultants.</text:p>
      <text:p text:style-name="Standard">Define separate entities for Consultants and Appointments.</text:p>
      <text:p text:style-name="Standard"/>
      <text:p text:style-name="P1">Entity Attributes:</text:p>
      <text:p text:style-name="Standard"/>
      <text:p text:style-name="P1">Appointment:</text:p>
      <text:p text:style-name="Standard"/>
      <text:p text:style-name="Standard">created_on</text:p>
      <text:p text:style-name="Standard">modified_on</text:p>
      <text:p text:style-name="Standard">description</text:p>
      <text:p text:style-name="Standard">status</text:p>
      <text:p text:style-name="Standard">startTime</text:p>
      <text:p text:style-name="Standard">endTime</text:p>
      <text:p text:style-name="Standard">consultant_Id</text:p>
      <text:p text:style-name="Standard">student_Id</text:p>
      <text:p text:style-name="Standard"/>
      <text:p text:style-name="P1">User:</text:p>
      <text:p text:style-name="Standard"/>
      <text:p text:style-name="Standard">Id</text:p>
      <text:p text:style-name="Standard">name</text:p>
      <text:p text:style-name="Standard">password</text:p>
      <text:p text:style-name="Standard">email</text:p>
      <text:p text:style-name="Standard">isVerified</text:p>
      <text:p text:style-name="Standard">Profile</text:p>
      <text:p text:style-name="Standard">role</text:p>
      <text:p text:style-name="Standard">specification</text:p>
      <text:p text:style-name="Standard">actio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09T11:55:44.807000000</meta:creation-date>
    <dc:date>2024-02-09T11:57:59.968000000</dc:date>
    <meta:editing-duration>PT2M15S</meta:editing-duration>
    <meta:editing-cycles>1</meta:editing-cycles>
    <meta:document-statistic meta:table-count="0" meta:image-count="0" meta:object-count="0" meta:page-count="1" meta:paragraph-count="34" meta:word-count="135" meta:character-count="963" meta:non-whitespace-character-count="862"/>
    <meta:generator>LibreOffice/7.4.7.2$Windows_X86_64 LibreOffice_project/723314e595e8007d3cf785c16538505a1c878ca5</meta:generator>
  </office:meta>
</office:document-meta>
</file>